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bold"/>
    </style:style>
    <style:style style:name="P2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3" style:family="paragraph" style:parent-style-name="Text_20_body" style:list-style-name="L1">
      <style:paragraph-properties fo:margin-left="0.794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</text:p>
      <text:list xml:id="list161364621" text:style-name="L1">
        <text:list-item>
          <text:p text:style-name="P2">Prompt for amount, interest rate and no. of years and calculate simple interest.</text:p>
        </text:list-item>
        <text:list-item>
          <text:p text:style-name="P2">is palindrome string</text:p>
        </text:list-item>
        <text:list-item>
          <text:p text:style-name="P2">Area of circle</text:p>
        </text:list-item>
        <text:list-item>
          <text:p text:style-name="P2">Copy information of one object to another and log it to console.</text:p>
        </text:list-item>
        <text:list-item>
          <text:p text:style-name="P2">create a list of objects of Employee with info as follow :</text:p>
          <text:list>
            <text:list-item>
              <text:p text:style-name="P3">Name, age, salary ,DOB</text:p>
            </text:list-item>
            <text:list-item>
              <text:p text:style-name="P3">filter all employees with salary greater than 5000</text:p>
            </text:list-item>
            <text:list-item>
              <text:p text:style-name="P3">group employee on the basis of their age</text:p>
            </text:list-item>
            <text:list-item>
              <text:p text:style-name="P3">fetch employees with salary less than 1000 and age greater than 20. Then give them an increment 5 times their salary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1:56:47.567406694</meta:creation-date>
    <dc:date>2020-02-12T11:58:45.767038322</dc:date>
    <meta:editing-duration>PT1M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94" meta:character-count="487" meta:non-whitespace-character-count="412"/>
  </office:meta>
</office:document-meta>
</file>